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fo:font-weight="bold"/>
    </style:style>
    <style:style style:name="T1" style:family="text">
      <style:text-properties fo:font-style="italic"/>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bla Developer's guide</text:h>
      <text:p text:style-name="Text_20_body">Version 0.2<text:line-break/>Arild Matsson, 2012-10-10</text:p>
      <text:p text:style-name="Text_20_body">This document is definitely subject to change, and might be slightly outdated. Contact Bibbla developers for help.</text:p>
      <text:h text:style-name="P1" text:outline-level="2">Acquiring source</text:h>
      <text:p text:style-name="Text_20_body">Clone the GitHub repository.</text:p>
      <text:p text:style-name="Kodsnutt">git clone git@github.com:aommm/bibbla.git</text:p>
      <text:p text:style-name="Text_20_body">Import the projects to Eclipse. The repository contains three Eclipse projects for the app, additional libraries, and unit testing respectively.</text:p>
      <text:h text:style-name="P1" text:outline-level="2">Setting up Eclipse</text:h>
      <text:p text:style-name="Text_20_body">The projects must be named accordingly: Bibbla (app), ActionBarSherlock (libs) and UnitTesting (tests). Note that the UnitTesting project lies in a subdirectory in Bibbla.</text:p>
      <text:p text:style-name="Text_20_body">Ensure that <text:span text:style-name="T1">Compiler compliance level</text:span> setting is set to 1.6 in the properties of all projects.</text:p>
      <text:p text:style-name="Text_20_body">Note: Even though the UnitTesting project does not make any use of the ActionBarSherlock project, the latter must be present.</text:p>
      <text:h text:style-name="Heading_20_2" text:outline-level="2">Project design</text:h>
      <text:p text:style-name="Text_20_body">Please see the <text:span text:style-name="T2">Arkitektur-specifikation</text:span> document for a general understanding of the software architecture.</text:p>
      <text:h text:style-name="Heading_20_3" text:outline-level="3">GUI</text:h>
      <text:p text:style-name="Text_20_body">For the implementation of a tabbed user interface, we utilise the ActionBarSherlock library. Most of the GUI is implemented in Fragment classes. A single activity, MainActivity, contains all these and handles changing between fragments.</text:p>
      <text:p text:style-name="Text_20_body">Note: Currently there is no implementation to change the different fragments. This text describes the intended situation.</text:p>
      <text:h text:style-name="Heading_20_3" text:outline-level="3">Backend and jobs</text:h>
      <text:p text:style-name="Text_20_body">The backend of the app communicates with the Gotlib system. Since there is no API available, the application scrapes HTML from the web server. In relation to the application frontend, the backend exposes itself in the form of a façade class. In the hypothetical event of changes in the remote system, i.e. the web server output changes drastically or an API is introduced, the backend may be easily repla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Kodsnutt" style:family="paragraph" style:parent-style-name="Preformatted_20_Text">
      <style:paragraph-properties fo:margin="100%" fo:margin-left="0.499cm" fo:margin-right="0cm" fo:margin-top="0.101cm" fo:margin-bottom="0.3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ld </meta:initial-creator>
    <meta:creation-date>2012-10-02T12:41:36</meta:creation-date>
    <dc:date>2012-10-10T13:43:33</dc:date>
    <dc:creator>Arild </dc:creator>
    <meta:editing-duration>PT15M45S</meta:editing-duration>
    <meta:editing-cycles>3</meta:editing-cycles>
    <meta:generator>LibreOffice/3.5$Linux_X86_64 LibreOffice_project/350m1$Build-2</meta:generator>
    <meta:document-statistic meta:table-count="0" meta:image-count="0" meta:object-count="0" meta:page-count="1" meta:paragraph-count="18" meta:word-count="256" meta:character-count="1716" meta:non-whitespace-character-count="1478"/>
  </office:meta>
</office:document-meta>
</file>